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Tool.toNumber( String format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ool.getNumberFormat( String forma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ool.currency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ool.percen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ool.integer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ool.forma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ool.number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ool.getStyleAsInt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ool.format( String format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ool.format( String format , Object obj , Locale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umberTool.toNumber( String format , Object obj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ool.getNumberFormat( int numberStyl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ool.toNumber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